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F000000043844FFE8D8E42F00C8.png" manifest:media-type="image/png"/>
  <manifest:file-entry manifest:full-path="Pictures/100002010000078000000438CC954B9F66770F0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927cm, 10.305cm, 1.652cm, 10.928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502cm, 11.229cm, 1.609cm, 62.56cm)" draw:image-opacity="100%" style:mirror="horizontal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4.599cm" svg:height="11.355cm" svg:x="3.001cm" svg:y="1.8cm">
          <draw:image xlink:href="Pictures/100002010000078000000438CC954B9F66770F09.png" xlink:type="simple" xlink:show="embed" xlink:actuate="onLoad">
            <text:p/>
          </draw:image>
        </draw:frame>
        <draw:frame draw:style-name="gr2" draw:text-style-name="P1" draw:layer="layout" svg:width="14.3cm" svg:height="11.549cm" svg:x="3.5cm" svg:y="14.651cm">
          <draw:image xlink:href="Pictures/1000000000000F000000043844FFE8D8E42F00C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tt Bowyer</meta:initial-creator>
    <meta:creation-date>2016-07-06T11:55:22.286734119</meta:creation-date>
    <meta:printed-by>Matt Bowyer</meta:printed-by>
    <meta:print-date>2016-07-06T15:21:33.864701888</meta:print-date>
    <dc:date>2016-07-06T15:22:01.470900939</dc:date>
    <dc:creator>Matt Bowyer</dc:creator>
    <meta:editing-duration>PT3H26M37S</meta:editing-duration>
    <meta:editing-cycles>5</meta:editing-cycles>
    <meta:generator>LibreOffice/5.0.2.2$Linux_X86_64 LibreOffice_project/00m0$Build-2</meta:generator>
    <meta:document-statistic meta:object-count="2"/>
  </office:meta>
</office:document-meta>
</file>